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7201in"/>
    </style:style>
    <style:style style:name="co8" style:family="table-column">
      <style:table-column-properties fo:break-before="auto" style:column-width="1.6882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1.9272in"/>
    </style:style>
    <style:style style:name="co11" style:family="table-column">
      <style:table-column-properties fo:break-before="auto" style:column-width="1.8953in"/>
    </style:style>
    <style:style style:name="co12" style:family="table-column">
      <style:table-column-properties fo:break-before="auto" style:column-width="2.0701in"/>
    </style:style>
    <style:style style:name="co13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2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3" table:number-columns-repeated="2" table:default-cell-style-name="ce1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3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000" table:default-cell-style-name="ce1"/>
        <table:table-column table:style-name="co13" table:number-columns-repeated="5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11" office:value-type="string">
            <text:p>func_distr_ranges</text:p>
          </table:table-cell>
          <table:table-cell table:style-name="ce2" office:value-type="string">
            <text:p>trainer</text:p>
          </table:table-cell>
          <table:table-cell table:style-name="ce2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dropout_rate</text:p>
          </table:table-cell>
          <table:table-cell table:style-name="ce2" office:value-type="string">
            <text:p>use_split_merge</text:p>
          </table:table-cell>
          <table:table-cell table:style-name="ce2" office:value-type="string">
            <text:p>split_merge_temperature</text:p>
          </table:table-cell>
          <table:table-cell table:style-name="ce2"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5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0,10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5"/>
        </table:table-row>
        <table:table-row table:style-name="ro3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0,10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0,10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0,10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/>
          <table:table-cell table:style-name="ce14" table:number-columns-repeated="1004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1">
            <text:p>0.01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5">
            <text:p>0.05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1">
            <text:p>0.1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table:style-name="ce13"/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5">
            <text:p>0.5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1">
            <text:p>0.1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5">
            <text:p>0.5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8">11/28/2023</text:date>, <text:time>16:3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28T16:38:22</dc:date>
    <meta:editing-cycles>179</meta:editing-cycles>
    <meta:editing-duration>PT4M11S</meta:editing-duration>
    <meta:document-statistic meta:table-count="1" meta:cell-count="404" meta:object-count="0"/>
  </office:meta>
</office:document-meta>
</file>